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7035in" fo:margin-left="0.0465in" fo:margin-right="6.175in" table:align="margins"/>
    </style:style>
    <style:style style:name="Table1.A" style:family="table-column">
      <style:table-column-properties style:column-width="0.703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7ff4c"/>
    </style:style>
    <style:style style:name="P2" style:family="paragraph" style:parent-style-name="Standard">
      <style:text-properties officeooo:rsid="000b31cd" officeooo:paragraph-rsid="000b31cd"/>
    </style:style>
    <style:style style:name="P3" style:family="paragraph" style:parent-style-name="Standard">
      <style:text-properties officeooo:rsid="000be9cc" officeooo:paragraph-rsid="000be9cc"/>
    </style:style>
    <style:style style:name="P4" style:family="paragraph" style:parent-style-name="Standard">
      <style:text-properties officeooo:rsid="000c108e" officeooo:paragraph-rsid="000c108e"/>
    </style:style>
    <style:style style:name="P5" style:family="paragraph" style:parent-style-name="Standard">
      <style:text-properties officeooo:rsid="000f06ba" officeooo:paragraph-rsid="000f06ba"/>
    </style:style>
    <style:style style:name="P6" style:family="paragraph" style:parent-style-name="Standard">
      <style:text-properties officeooo:rsid="00103e49" officeooo:paragraph-rsid="00103e49"/>
    </style:style>
    <style:style style:name="P7" style:family="paragraph" style:parent-style-name="Standard">
      <style:text-properties officeooo:rsid="00104661" officeooo:paragraph-rsid="00104661"/>
    </style:style>
    <style:style style:name="P8" style:family="paragraph" style:parent-style-name="Standard">
      <style:text-properties officeooo:rsid="0013890c" officeooo:paragraph-rsid="0013890c"/>
    </style:style>
    <style:style style:name="P9" style:family="paragraph" style:parent-style-name="Standard">
      <style:text-properties officeooo:rsid="0013890c" officeooo:paragraph-rsid="00447d8a"/>
    </style:style>
    <style:style style:name="P10" style:family="paragraph" style:parent-style-name="Standard">
      <style:text-properties officeooo:rsid="0013991d" officeooo:paragraph-rsid="0013991d"/>
    </style:style>
    <style:style style:name="P11" style:family="paragraph" style:parent-style-name="Standard">
      <style:text-properties officeooo:rsid="00144092" officeooo:paragraph-rsid="00144092"/>
    </style:style>
    <style:style style:name="P12" style:family="paragraph" style:parent-style-name="Standard">
      <style:text-properties officeooo:rsid="001af515" officeooo:paragraph-rsid="001af515"/>
    </style:style>
    <style:style style:name="P13" style:family="paragraph" style:parent-style-name="Standard">
      <style:text-properties officeooo:paragraph-rsid="002829ee"/>
    </style:style>
    <style:style style:name="P14" style:family="paragraph" style:parent-style-name="Standard">
      <style:text-properties officeooo:rsid="002829ee" officeooo:paragraph-rsid="002829ee"/>
    </style:style>
    <style:style style:name="P15" style:family="paragraph" style:parent-style-name="Standard">
      <style:text-properties officeooo:paragraph-rsid="002c2008"/>
    </style:style>
    <style:style style:name="P16" style:family="paragraph" style:parent-style-name="Standard">
      <style:text-properties officeooo:rsid="00436762" officeooo:paragraph-rsid="00436762"/>
    </style:style>
    <style:style style:name="P17" style:family="paragraph" style:parent-style-name="Standard">
      <style:text-properties officeooo:paragraph-rsid="00436762"/>
    </style:style>
    <style:style style:name="P18" style:family="paragraph" style:parent-style-name="Standard">
      <style:text-properties officeooo:paragraph-rsid="00447d8a"/>
    </style:style>
    <style:style style:name="P19" style:family="paragraph" style:parent-style-name="Standard">
      <style:text-properties officeooo:rsid="00436762"/>
    </style:style>
    <style:style style:name="P20" style:family="paragraph" style:parent-style-name="Standard">
      <style:text-properties officeooo:rsid="00436762" officeooo:paragraph-rsid="00436762"/>
    </style:style>
    <style:style style:name="P21" style:family="paragraph" style:parent-style-name="Standard">
      <style:text-properties officeooo:rsid="002829ee" officeooo:paragraph-rsid="002829ee"/>
    </style:style>
    <style:style style:name="P22" style:family="paragraph" style:parent-style-name="Standard">
      <style:text-properties officeooo:rsid="0047f575" officeooo:paragraph-rsid="0047f575"/>
    </style:style>
    <style:style style:name="P23" style:family="paragraph" style:parent-style-name="Standard">
      <style:text-properties officeooo:rsid="0055be93" officeooo:paragraph-rsid="0055be93"/>
    </style:style>
    <style:style style:name="T1" style:family="text">
      <style:text-properties officeooo:rsid="0046d536"/>
    </style:style>
    <style:style style:name="T2" style:family="text">
      <style:text-properties officeooo:rsid="004d9c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athmandu University</text:p>
      <text:p text:style-name="Standard">Department of Computer Science and Engineering</text:p>
      <text:p text:style-name="Standard">COMP 232 - Lab Assignment <text:span text:style-name="T1">Solution</text:span></text:p>
      <text:p text:style-name="Standard"/>
      <text:p text:style-name="P22">Submitted By: Bisheshwor Neupane</text:p>
      <text:p text:style-name="P23">Roll no.: 35</text:p>
      <text:p text:style-name="Standard"/>
      <text:p text:style-name="Standard">1. Find the department names of all instructors.</text:p>
      <text:p text:style-name="P2">Ans:</text:p>
      <text:p text:style-name="P2"/>
      <text:p text:style-name="P2">select name,dept_name from instructor;</text:p>
      <text:p text:style-name="P16"/>
      <text:p text:style-name="P16">OUTPUT:</text:p>
      <text:p text:style-name="P2">+------------+------------+</text:p>
      <text:p text:style-name="P2">| name <text:s text:c="6"/>| dept_name <text:s/>|</text:p>
      <text:p text:style-name="P2">+------------+------------+</text:p>
      <text:p text:style-name="P2">| Srinivasan | Comp. Sci. |</text:p>
      <text:p text:style-name="P2">| Wu <text:s text:c="8"/>| Finance <text:s text:c="3"/>|</text:p>
      <text:p text:style-name="P2">| Mozart <text:s text:c="4"/>| Music <text:s text:c="5"/>|</text:p>
      <text:p text:style-name="P2">| Einstein <text:s text:c="2"/>| Physics <text:s text:c="3"/>|</text:p>
      <text:p text:style-name="P2">| El Said <text:s text:c="3"/>| History <text:s text:c="3"/>|</text:p>
      <text:p text:style-name="P2">| Gold <text:s text:c="6"/>| Physics <text:s text:c="3"/>|</text:p>
      <text:p text:style-name="P2">| Katz <text:s text:c="6"/>| Comp. Sci. |</text:p>
      <text:p text:style-name="P2">| Califieri <text:s/>| History <text:s text:c="3"/>|</text:p>
      <text:p text:style-name="P2">| Crick <text:s text:c="5"/>| Biology <text:s text:c="3"/>|</text:p>
      <text:p text:style-name="P2">| Brandt <text:s text:c="4"/>| Comp. Sci. |</text:p>
      <text:p text:style-name="P2">| Kim <text:s text:c="7"/>| Elec. Eng. |</text:p>
      <text:p text:style-name="P2">+------------+------------+</text:p>
      <text:p text:style-name="Standard"/>
      <text:p text:style-name="Standard">2. Find the names of all instructors in the Computer Science department who have salary</text:p>
      <text:p text:style-name="Standard">greater than $70,000.</text:p>
      <text:p text:style-name="P3">Ans:</text:p>
      <text:p text:style-name="P3"/>
      <text:p text:style-name="P3">select name from instructor where dept_name='Comp. Sci.' and salary &gt; 70000;</text:p>
      <text:p text:style-name="P3"/>
      <text:p text:style-name="P16">OUTPUT:</text:p>
      <text:p text:style-name="P3">+--------+</text:p>
      <text:p text:style-name="P3">| name <text:s text:c="2"/>|</text:p>
      <text:p text:style-name="P3">+--------+</text:p>
      <text:p text:style-name="P3">| Katz <text:s text:c="2"/>|</text:p>
      <text:p text:style-name="P3">| Brandt |</text:p>
      <text:p text:style-name="Standard"/>
      <text:p text:style-name="Standard"/>
      <text:p text:style-name="Standard">3. Retrieve the names of all instructors, along with their department names and department</text:p>
      <text:p text:style-name="Standard">building name.</text:p>
      <text:p text:style-name="P4">Ans:</text:p>
      <text:p text:style-name="P4"/>
      <text:p text:style-name="P4">select instructor.name,instructor.dept_name,department.building from instructor inner join department on instructor.dept_name = department.dept_name;</text:p>
      <text:p text:style-name="P16"><text:soft-page-break/></text:p>
      <text:p text:style-name="P16">OUTPUT:</text:p>
      <text:p text:style-name="P4"/>
      <text:p text:style-name="P4">+------------+------------+----------+</text:p>
      <text:p text:style-name="P4">| name <text:s text:c="6"/>| dept_name <text:s/>| building |</text:p>
      <text:p text:style-name="P4">+------------+------------+----------+</text:p>
      <text:p text:style-name="P4">| Crick <text:s text:c="5"/>| Biology <text:s text:c="3"/>| Watson <text:s text:c="2"/>|</text:p>
      <text:p text:style-name="P4">| Srinivasan | Comp. Sci. | Taylor <text:s text:c="2"/>|</text:p>
      <text:p text:style-name="P4">| Katz <text:s text:c="6"/>| Comp. Sci. | Taylor <text:s text:c="2"/>|</text:p>
      <text:p text:style-name="P4">| Brandt <text:s text:c="4"/>| Comp. Sci. | Taylor <text:s text:c="2"/>|</text:p>
      <text:p text:style-name="P4">| Kim <text:s text:c="7"/>| Elec. Eng. | Taylor <text:s text:c="2"/>|</text:p>
      <text:p text:style-name="P4">| Wu <text:s text:c="8"/>| Finance <text:s text:c="3"/>| Painter <text:s/>|</text:p>
      <text:p text:style-name="P4">| El Said <text:s text:c="3"/>| History <text:s text:c="3"/>| Painter <text:s/>|</text:p>
      <text:p text:style-name="P4">| Califieri <text:s/>| History <text:s text:c="3"/>| Painter <text:s/>|</text:p>
      <text:p text:style-name="P4">| Mozart <text:s text:c="4"/>| Music <text:s text:c="5"/>| Packard <text:s/>|</text:p>
      <text:p text:style-name="P4">| Einstein <text:s text:c="2"/>| Physics <text:s text:c="3"/>| Watson <text:s text:c="2"/>|</text:p>
      <text:p text:style-name="P4">| Gold <text:s text:c="6"/>| Physics <text:s text:c="3"/>| Watson <text:s text:c="2"/>|</text:p>
      <text:p text:style-name="P4">+------------+------------+----------+</text:p>
      <text:p text:style-name="Standard"/>
      <text:p text:style-name="Standard"/>
      <text:p text:style-name="P1">4. “For all instructors in the university who have taught some course, find their names and</text:p>
      <text:p text:style-name="Standard">the course ID of all courses they taught.”</text:p>
      <text:p text:style-name="P5">Ans:</text:p>
      <text:p text:style-name="P5"/>
      <text:p text:style-name="P5">select <text:span text:style-name="T2">distinct </text:span>instructor.name,teaches.course_id from instructor inner join teaches on instructor.ID = teaches.ID ;</text:p>
      <text:p text:style-name="P5"/>
      <text:p text:style-name="P16">OUTPUT:</text:p>
      <text:p text:style-name="P5">+------------+-----------+</text:p>
      <text:p text:style-name="P5">| name <text:s text:c="6"/>| course_id |</text:p>
      <text:p text:style-name="P5">+------------+-----------+</text:p>
      <text:p text:style-name="P5">| Crick <text:s text:c="5"/>| BIO-101 <text:s text:c="2"/>|</text:p>
      <text:p text:style-name="P5">| Crick <text:s text:c="5"/>| BIO-301 <text:s text:c="2"/>|</text:p>
      <text:p text:style-name="P5">| Srinivasan | CS-101 <text:s text:c="3"/>|</text:p>
      <text:p text:style-name="P5">| Katz <text:s text:c="6"/>| CS-101 <text:s text:c="3"/>|</text:p>
      <text:p text:style-name="P5">| Brandt <text:s text:c="4"/>| CS-190 <text:s text:c="3"/>|</text:p>
      <text:p text:style-name="P5">| Srinivasan | CS-315 <text:s text:c="3"/>|</text:p>
      <text:p text:style-name="P5">| Katz <text:s text:c="6"/>| CS-319 <text:s text:c="3"/>|</text:p>
      <text:p text:style-name="P5">| Brandt <text:s text:c="4"/>| CS-319 <text:s text:c="3"/>|</text:p>
      <text:p text:style-name="P5">| Srinivasan | CS-347 <text:s text:c="3"/>|</text:p>
      <text:p text:style-name="P5">| Kim <text:s text:c="7"/>| EE-181 <text:s text:c="3"/>|</text:p>
      <text:p text:style-name="P5">| Wu <text:s text:c="8"/>| FIN-201 <text:s text:c="2"/>|</text:p>
      <text:p text:style-name="P5">| El Said <text:s text:c="3"/>| HIS-351 <text:s text:c="2"/>|</text:p>
      <text:p text:style-name="P5">| Mozart <text:s text:c="4"/>| MU-199 <text:s text:c="3"/>|</text:p>
      <text:p text:style-name="P5">| Einstein <text:s text:c="2"/>| PHY-101 <text:s text:c="2"/>|</text:p>
      <text:p text:style-name="P5">+------------+-----------+</text:p>
      <text:p text:style-name="P5">15 rows in set (0.00 sec)</text:p>
      <text:p text:style-name="Standard"/>
      <text:p text:style-name="Standard"/>
      <text:p text:style-name="Standard"><text:soft-page-break/></text:p>
      <text:p text:style-name="Standard">5. “List the names of instructors along with the the titles of courses that they teach.”</text:p>
      <text:p text:style-name="P6">Ans:</text:p>
      <text:p text:style-name="P6"/>
      <text:p text:style-name="P6">select instructor.name,course.course_id from instructor</text:p>
      <text:p text:style-name="P6"><text:s text:c="2"/>inner join department on instructor.dept_name = department.dept_name</text:p>
      <text:p text:style-name="P6"><text:s text:c="2"/>inner join course on department.dept_name=course.dept_name;</text:p>
      <text:p text:style-name="P6"/>
      <text:p text:style-name="P16">OUTPUT:</text:p>
      <text:p text:style-name="P6">+------------+-----------+</text:p>
      <text:p text:style-name="P6">| name <text:s text:c="6"/>| course_id |</text:p>
      <text:p text:style-name="P6">+------------+-----------+</text:p>
      <text:p text:style-name="P6">| Crick <text:s text:c="5"/>| BIO-101 <text:s text:c="2"/>|</text:p>
      <text:p text:style-name="P6">| Crick <text:s text:c="5"/>| BIO-301 <text:s text:c="2"/>|</text:p>
      <text:p text:style-name="P6">| Crick <text:s text:c="5"/>| BIO-399 <text:s text:c="2"/>|</text:p>
      <text:p text:style-name="P6">| Srinivasan | CS-101 <text:s text:c="3"/>|</text:p>
      <text:p text:style-name="P6">| Katz <text:s text:c="6"/>| CS-101 <text:s text:c="3"/>|</text:p>
      <text:p text:style-name="P6">| Brandt <text:s text:c="4"/>| CS-101 <text:s text:c="3"/>|</text:p>
      <text:p text:style-name="P6">| Srinivasan | CS-190 <text:s text:c="3"/>|</text:p>
      <text:p text:style-name="P6">| Katz <text:s text:c="6"/>| CS-190 <text:s text:c="3"/>|</text:p>
      <text:p text:style-name="P6">| Brandt <text:s text:c="4"/>| CS-190 <text:s text:c="3"/>|</text:p>
      <text:p text:style-name="P6">| Srinivasan | CS-315 <text:s text:c="3"/>|</text:p>
      <text:p text:style-name="P6">| Katz <text:s text:c="6"/>| CS-315 <text:s text:c="3"/>|</text:p>
      <text:p text:style-name="P6">| Brandt <text:s text:c="4"/>| CS-315 <text:s text:c="3"/>|</text:p>
      <text:p text:style-name="P6">| Srinivasan | CS-319 <text:s text:c="3"/>|</text:p>
      <text:p text:style-name="P6">| Katz <text:s text:c="6"/>| CS-319 <text:s text:c="3"/>|</text:p>
      <text:p text:style-name="P6">| Brandt <text:s text:c="4"/>| CS-319 <text:s text:c="3"/>|</text:p>
      <text:p text:style-name="P6">| Srinivasan | CS-347 <text:s text:c="3"/>|</text:p>
      <text:p text:style-name="P6">| Katz <text:s text:c="6"/>| CS-347 <text:s text:c="3"/>|</text:p>
      <text:p text:style-name="P6">| Brandt <text:s text:c="4"/>| CS-347 <text:s text:c="3"/>|</text:p>
      <text:p text:style-name="P6">| Kim <text:s text:c="7"/>| EE-181 <text:s text:c="3"/>|</text:p>
      <text:p text:style-name="P6">| Wu <text:s text:c="8"/>| FIN-201 <text:s text:c="2"/>|</text:p>
      <text:p text:style-name="P6">| El Said <text:s text:c="3"/>| HIS-351 <text:s text:c="2"/>|</text:p>
      <text:p text:style-name="P6">| Califieri <text:s/>| HIS-351 <text:s text:c="2"/>|</text:p>
      <text:p text:style-name="P6">| Mozart <text:s text:c="4"/>| MU-199 <text:s text:c="3"/>|</text:p>
      <text:p text:style-name="P6">| Einstein <text:s text:c="2"/>| PHY-101 <text:s text:c="2"/>|</text:p>
      <text:p text:style-name="P6">| Gold <text:s text:c="6"/>| PHY-101 <text:s text:c="2"/>|</text:p>
      <text:p text:style-name="P6">+------------+-----------+</text:p>
      <text:p text:style-name="P6">25 rows in set (0.00 sec)</text:p>
      <text:p text:style-name="Standard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6. “Find the names of all instructors whose salary is greater than at least one instructor in</text:p>
      <text:p text:style-name="Standard">the Biology department.”</text:p>
      <text:p text:style-name="P7">Ans:</text:p>
      <text:p text:style-name="P7"/>
      <text:p text:style-name="P7">select T1.name from instructor as T1,instructor as T2</text:p>
      <text:p text:style-name="P7"><text:s text:c="2"/>where T2.dept_name = 'Biology' and T1.salary &gt; T2.salary;</text:p>
      <text:p text:style-name="P7"/>
      <text:p text:style-name="P16">OUTPUT:</text:p>
      <text:p text:style-name="P7"/>
      <text:p text:style-name="P7">+----------+</text:p>
      <text:p text:style-name="P7">| name <text:s text:c="4"/>|</text:p>
      <text:p text:style-name="P7">+----------+</text:p>
      <text:p text:style-name="P7">| Wu <text:s text:c="6"/>|</text:p>
      <text:p text:style-name="P7">| Einstein |</text:p>
      <text:p text:style-name="P7">| Gold <text:s text:c="4"/>|</text:p>
      <text:p text:style-name="P7">| Katz <text:s text:c="4"/>|</text:p>
      <text:p text:style-name="P7">| Brandt <text:s text:c="2"/>|</text:p>
      <text:p text:style-name="P7">| Kim <text:s text:c="5"/>|</text:p>
      <text:p text:style-name="P7">+----------+</text:p>
      <text:p text:style-name="P7">6 rows in set (0.00 sec)</text:p>
      <text:p text:style-name="Standard"/>
      <text:p text:style-name="Standard">7. “Find the names of all departments whose building name includes the substring</text:p>
      <text:p text:style-name="Standard">‘Watson’.”</text:p>
      <text:p text:style-name="P8">Ans:</text:p>
      <text:p text:style-name="P8"/>
      <text:p text:style-name="P8">select department.dept_name from department where building like '%Watson%';</text:p>
      <text:p text:style-name="P8"/>
      <text:p text:style-name="P16">OUTPUT:</text:p>
      <text:p text:style-name="P8"/>
      <text:p text:style-name="Standard">+-----------+</text:p>
      <text:p text:style-name="Standard">| dept_name |</text:p>
      <text:p text:style-name="Standard">+-----------+</text:p>
      <text:p text:style-name="Standard">| Biology <text:s text:c="2"/>|</text:p>
      <text:p text:style-name="Standard">| Physics <text:s text:c="2"/>|</text:p>
      <text:p text:style-name="Standard">+-----------+</text:p>
      <text:p text:style-name="Standard"/>
      <text:p text:style-name="Standard"/>
      <text:p text:style-name="Standard">8. Find the name of all instructors in the Physics department in the ascending order and</text:p>
      <text:p text:style-name="Standard">secondly in descending order.</text:p>
      <text:p text:style-name="P10">Ans:</text:p>
      <text:p text:style-name="P10"/>
      <text:p text:style-name="P10">select instructor.name from instructor where instructor.dept_name = 'Physics' order by instructor.name asc;</text:p>
      <text:p text:style-name="P10"/>
      <text:p text:style-name="P10"/>
      <text:p text:style-name="P11">In ascending order:</text:p>
      <text:p text:style-name="P11"/>
      <text:p text:style-name="P11"/>
      <text:p text:style-name="P10"><text:soft-page-break/>+----------+</text:p>
      <text:p text:style-name="P10">| name <text:s text:c="4"/>|</text:p>
      <text:p text:style-name="P10">+----------+</text:p>
      <text:p text:style-name="P10">| Einstein |</text:p>
      <text:p text:style-name="P10">| Gold <text:s text:c="4"/>|</text:p>
      <text:p text:style-name="P10">+----------+</text:p>
      <text:p text:style-name="P10"/>
      <text:p text:style-name="P10">select instructor.name from instructor where instructor.dept_name = 'Physics' order by instructor.name desc;</text:p>
      <text:p text:style-name="P10"/>
      <text:p text:style-name="P10"/>
      <text:p text:style-name="P11">In descending order:</text:p>
      <text:p text:style-name="P11"/>
      <text:p text:style-name="P11">+----------+</text:p>
      <text:p text:style-name="P11">| name <text:s text:c="4"/>|</text:p>
      <text:p text:style-name="P11">+----------+</text:p>
      <text:p text:style-name="P11">| Gold <text:s text:c="4"/>|</text:p>
      <text:p text:style-name="P11">| Einstein |</text:p>
      <text:p text:style-name="P11">+----------+</text:p>
      <text:p text:style-name="P11"/>
      <text:p text:style-name="Standard"/>
      <text:p text:style-name="Standard">9. Find the set of all courses taught either in Fall 2009 or in Spring 2010, or both.</text:p>
      <text:p text:style-name="P9">Ans:</text:p>
      <text:p text:style-name="Standard">select distinct course.course_id from course inner join section on course.course_id = section.course_id</text:p>
      <text:p text:style-name="Standard"><text:s text:c="2"/>where section.semester = 'Fall' and section.year = '2009'</text:p>
      <text:p text:style-name="Standard"><text:s text:c="2"/>or section.semester = 'Spring' and section.year = '2010';</text:p>
      <text:p text:style-name="Standard"/>
      <text:p text:style-name="P16">OUTPUT:</text:p>
      <text:p text:style-name="Standard"/>
      <text:p text:style-name="Standard">+-----------+</text:p>
      <text:p text:style-name="Standard">| course_id |</text:p>
      <text:p text:style-name="Standard">+-----------+</text:p>
      <text:p text:style-name="Standard">| CS-101 <text:s text:c="3"/>|</text:p>
      <text:p text:style-name="Standard">| FIN-201 <text:s text:c="2"/>|</text:p>
      <text:p text:style-name="Standard">| MU-199 <text:s text:c="3"/>|</text:p>
      <text:p text:style-name="Standard">| HIS-351 <text:s text:c="2"/>|</text:p>
      <text:p text:style-name="Standard">| CS-319 <text:s text:c="3"/>|</text:p>
      <text:p text:style-name="Standard">| CS-347 <text:s text:c="3"/>|</text:p>
      <text:p text:style-name="Standard">| PHY-101 <text:s text:c="2"/>|</text:p>
      <text:p text:style-name="Standard">| CS-315 <text:s text:c="3"/>|</text:p>
      <text:p text:style-name="Standard">+-----------+</text:p>
      <text:p text:style-name="Standard"/>
      <text:p text:style-name="Standard">10. Find the set of all courses taught in the Fall 2009 as well as in Spring 2010</text:p>
      <text:p text:style-name="P9">Ans:</text:p>
      <text:p text:style-name="Standard">select distinct course.course_id from course inner join section on course.course_id = section.course_id</text:p>
      <text:p text:style-name="Standard"><text:s text:c="2"/>where section.semester = 'Fall' and section.year = '2009'</text:p>
      <text:p text:style-name="Standard"><text:s text:c="2"/>and section.semester = 'Spring' and section.year = '2010';</text:p>
      <text:p text:style-name="Standard"/>
      <text:p text:style-name="P16">OUTPUT:</text:p>
      <text:p text:style-name="Standard"><text:soft-page-break/></text:p>
      <text:p text:style-name="Standard">Empty set (0.00 sec)</text:p>
      <text:p text:style-name="Standard"/>
      <text:p text:style-name="Standard"/>
      <text:p text:style-name="Standard">11. Find all courses taught in the Fall 2009 semester but not in the Spring 2010 semester.</text:p>
      <text:p text:style-name="P9">Ans:</text:p>
      <text:p text:style-name="Standard">select distinct course.course_id from course inner join section on course.course_id = section.course_id</text:p>
      <text:p text:style-name="Standard"><text:s text:c="2"/>where section.semester = 'Fall' and section.year = '2009'</text:p>
      <text:p text:style-name="Standard"><text:s text:c="2"/>and section.semester &lt;&gt; 'Spring' and section.year &lt;&gt; '2010';</text:p>
      <text:p text:style-name="Standard"/>
      <text:p text:style-name="P16">OUTPUT:</text:p>
      <text:p text:style-name="Standard"/>
      <text:p text:style-name="Standard">+-----------+</text:p>
      <text:p text:style-name="Standard">| course_id |</text:p>
      <text:p text:style-name="Standard">+-----------+</text:p>
      <text:p text:style-name="Standard">| CS-101 <text:s text:c="3"/>|</text:p>
      <text:p text:style-name="Standard">| CS-347 <text:s text:c="3"/>|</text:p>
      <text:p text:style-name="Standard">| PHY-101 <text:s text:c="2"/>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>12. Find the total number of instructors who teach a course in the Spring 2010 semester.</text:p>
      <text:p text:style-name="P9">Ans:</text:p>
      <text:p text:style-name="Standard">select count(instructor.name) from instructor inner join teaches on teaches.ID = instructor.ID</text:p>
      <text:p text:style-name="Standard"><text:s text:c="2"/>inner join course on course.course_id=teaches.course_id</text:p>
      <text:p text:style-name="Standard"><text:s text:c="2"/>inner join section on section.course_id = course.course_id</text:p>
      <text:p text:style-name="Standard"><text:s text:c="2"/>where section.semester = 'Spring' and section.year = '2010';</text:p>
      <text:p text:style-name="Standard"/>
      <text:p text:style-name="P16">OUTPUT:</text:p>
      <text:p text:style-name="Standard"/>
      <text:p text:style-name="Standard">+------------------------+</text:p>
      <text:p text:style-name="Standard">| count(instructor.name) |</text:p>
      <text:p text:style-name="Standard">+------------------------+</text:p>
      <text:p text:style-name="Standard">| <text:s text:c="20"/>10 |</text:p>
      <text:p text:style-name="Standard">+------------------------+</text:p>
      <text:p text:style-name="Standard"/>
      <text:p text:style-name="Standard">13. Find the average salary in each department.</text:p>
      <text:p text:style-name="P9">Ans:</text:p>
      <text:p text:style-name="Standard"/>
      <text:p text:style-name="Standard">select avg(instructor.salary) from instructor inner join department on instructor.dept_name = department.dept_name</text:p>
      <text:p text:style-name="Standard"><text:s text:c="2"/>where department.dept_name = 'Biology';</text:p>
      <text:p text:style-name="Standard"/>
      <text:p text:style-name="Standard">select avg(instructor.salary) from instructor inner join department on instructor.dept_name = department.dept_name</text:p>
      <text:p text:style-name="Standard"><text:s text:c="2"/>where department.dept_name = 'Comp. Sci.';</text:p>
      <text:p text:style-name="Standard"/>
      <text:p text:style-name="Standard"><text:soft-page-break/>select avg(instructor.salary) from instructor inner join department on instructor.dept_name = department.dept_name</text:p>
      <text:p text:style-name="Standard"><text:s text:c="2"/>where department.dept_name = 'Elec. Eng.';</text:p>
      <text:p text:style-name="Standard"/>
      <text:p text:style-name="Standard">select avg(instructor.salary) from instructor inner join department on instructor.dept_name = department.dept_name</text:p>
      <text:p text:style-name="Standard"><text:s text:c="2"/>where department.dept_name = 'Finance';</text:p>
      <text:p text:style-name="Standard"/>
      <text:p text:style-name="Standard">select avg(instructor.salary) from instructor inner join department on instructor.dept_name = department.dept_name</text:p>
      <text:p text:style-name="Standard"><text:s text:c="2"/>where department.dept_name = 'History';</text:p>
      <text:p text:style-name="Standard"/>
      <text:p text:style-name="Standard">select avg(instructor.salary) from instructor inner join department on instructor.dept_name = department.dept_name</text:p>
      <text:p text:style-name="Standard"><text:s text:c="2"/>where department.dept_name = 'Music';</text:p>
      <text:p text:style-name="Standard"/>
      <text:p text:style-name="Standard">select avg(instructor.salary) from instructor inner join department on instructor.dept_name = department.dept_name</text:p>
      <text:p text:style-name="Standard"><text:s text:c="2"/>where department.dept_name = 'Physics';</text:p>
      <text:p text:style-name="Standard"/>
      <text:p text:style-name="P12"/>
      <text:p text:style-name="P12"/>
      <text:p text:style-name="P16">OUTPUT:</text:p>
      <text:p text:style-name="P12"/>
      <text:p text:style-name="P12"/>
      <text:p text:style-name="P12">Biology:</text:p>
      <text:p text:style-name="P12">------------------------+</text:p>
      <text:p text:style-name="P12">| avg(instructor.salary) |</text:p>
      <text:p text:style-name="P12">+------------------------+</text:p>
      <text:p text:style-name="P12">| <text:s text:c="10"/>72000.000000 |</text:p>
      <text:p text:style-name="P12">+------------------------+</text:p>
      <text:p text:style-name="P12"/>
      <text:p text:style-name="P12">Comp. Sci.</text:p>
      <text:p text:style-name="P12">+------------------------+</text:p>
      <text:p text:style-name="P12">| avg(instructor.salary) |</text:p>
      <text:p text:style-name="P12">+------------------------+</text:p>
      <text:p text:style-name="P12">| <text:s text:c="10"/>77333.333333 |</text:p>
      <text:p text:style-name="P12">+------------------------+</text:p>
      <text:p text:style-name="P12"/>
      <text:p text:style-name="P12">Elec. Eng.</text:p>
      <text:p text:style-name="P12"/>
      <text:p text:style-name="Standard">+------------------------+</text:p>
      <text:p text:style-name="Standard">| avg(instructor.salary) |</text:p>
      <text:p text:style-name="Standard">+------------------------+</text:p>
      <text:p text:style-name="Standard">| <text:s text:c="10"/>80000.000000 |</text:p>
      <text:p text:style-name="Standard">+------------------------+</text:p>
      <text:p text:style-name="Standard"/>
      <text:p text:style-name="Standard">Finance</text:p>
      <text:p text:style-name="Standard"/>
      <text:p text:style-name="Standard"><text:soft-page-break/>+------------------------+</text:p>
      <text:p text:style-name="Standard">| avg(instructor.salary) |</text:p>
      <text:p text:style-name="Standard">+------------------------+</text:p>
      <text:p text:style-name="Standard">| <text:s text:c="10"/>90000.000000 |</text:p>
      <text:p text:style-name="Standard">+------------------------+</text:p>
      <text:p text:style-name="Standard"/>
      <text:p text:style-name="Standard">History</text:p>
      <text:p text:style-name="Standard"/>
      <text:p text:style-name="Standard">+------------------------+</text:p>
      <text:p text:style-name="Standard">| avg(instructor.salary) |</text:p>
      <text:p text:style-name="Standard">+------------------------+</text:p>
      <text:p text:style-name="Standard">| <text:s text:c="10"/>61000.000000 |</text:p>
      <text:p text:style-name="Standard">+------------------------+</text:p>
      <text:p text:style-name="Standard"/>
      <text:p text:style-name="Standard">Music</text:p>
      <text:p text:style-name="Standard"/>
      <text:p text:style-name="Standard">+------------------------+</text:p>
      <text:p text:style-name="Standard">| avg(instructor.salary) |</text:p>
      <text:p text:style-name="Standard">+------------------------+</text:p>
      <text:p text:style-name="Standard">| <text:s text:c="10"/>40000.000000 |</text:p>
      <text:p text:style-name="Standard">+------------------------+</text:p>
      <text:p text:style-name="Standard">Physics</text:p>
      <text:p text:style-name="Standard"/>
      <text:p text:style-name="Standard">+------------------------+</text:p>
      <text:p text:style-name="Standard">| avg(instructor.salary) |</text:p>
      <text:p text:style-name="Standard">+------------------------+</text:p>
      <text:p text:style-name="Standard">| <text:s text:c="10"/>91000.000000 |</text:p>
      <text:p text:style-name="Standard">+------------------------+</text:p>
      <text:p text:style-name="Standard"/>
      <text:p text:style-name="Standard"/>
      <text:p text:style-name="Standard"/>
      <text:p text:style-name="Standard"/>
      <text:p text:style-name="Standard">14. Find the number of instructors in each department who teach a course in the Spring 2010</text:p>
      <text:p text:style-name="Standard">semester.</text:p>
      <text:p text:style-name="Standard"/>
      <text:p text:style-name="P9">Ans:</text:p>
      <text:p text:style-name="Standard"/>
      <text:p text:style-name="Standard">select dept_name, count(distinct ID) from instructor where (ID) in (select ID from teaches where semester = 'Spring' and teaches.year = 2010) group by dept_name;</text:p>
      <text:p text:style-name="Standard"/>
      <text:p text:style-name="P16">OUTPUT:</text:p>
      <text:p text:style-name="Standard"/>
      <text:p text:style-name="Standard">+------------+--------------------+</text:p>
      <text:p text:style-name="Standard">| dept_name <text:s/>| count(distinct ID) |</text:p>
      <text:p text:style-name="Standard">+------------+--------------------+</text:p>
      <text:p text:style-name="Standard">| Comp. Sci. | <text:s text:c="17"/>3 |</text:p>
      <text:p text:style-name="Standard">| Finance <text:s text:c="3"/>| <text:s text:c="17"/>1 |</text:p>
      <text:p text:style-name="Standard">| History <text:s text:c="3"/>| <text:s text:c="17"/>1 |</text:p>
      <text:p text:style-name="Standard">| Music <text:s text:c="5"/>| <text:s text:c="17"/>1 |</text:p>
      <text:p text:style-name="Standard"><text:soft-page-break/>+------------+--------------------+</text:p>
      <text:p text:style-name="Standard"/>
      <text:p text:style-name="Standard"/>
      <text:p text:style-name="Standard">15. Find the average salary of instructors in those departments where the average salary is</text:p>
      <text:p text:style-name="Standard">more than $42,000.</text:p>
      <text:p text:style-name="Standard"/>
      <text:p text:style-name="P9">Ans:</text:p>
      <text:p text:style-name="Standard"/>
      <text:p text:style-name="Standard">select dept_name, avg(salary) from instructor</text:p>
      <text:p text:style-name="Standard">group by dept_name</text:p>
      <text:p text:style-name="Standard">having avg(salary) &gt; 42000;</text:p>
      <text:p text:style-name="Standard"/>
      <text:p text:style-name="P16">OUTPUT:</text:p>
      <text:p text:style-name="Standard"/>
      <text:p text:style-name="Standard">+------------+--------------+</text:p>
      <text:p text:style-name="Standard">| dept_name <text:s/>| avg(salary) <text:s/>|</text:p>
      <text:p text:style-name="Standard">+------------+--------------+</text:p>
      <text:p text:style-name="Standard">| Biology <text:s text:c="3"/>| 72000.000000 |</text:p>
      <text:p text:style-name="Standard">| Comp. Sci. | 77333.333333 |</text:p>
      <text:p text:style-name="Standard">| Elec. Eng. | 80000.000000 |</text:p>
      <text:p text:style-name="Standard">| Finance <text:s text:c="3"/>| 90000.000000 |</text:p>
      <text:p text:style-name="Standard">| History <text:s text:c="3"/>| 61000.000000 |</text:p>
      <text:p text:style-name="Standard">| Physics <text:s text:c="3"/>| 91000.000000 |</text:p>
      <text:p text:style-name="Standard">+------------+--------------+</text:p>
      <text:p text:style-name="Standard"/>
      <text:p text:style-name="Standard"/>
      <text:p text:style-name="Standard"/>
      <text:p text:style-name="Standard">16. For each course section offered in 2009, find the average total credits (tot cred) of all</text:p>
      <text:p text:style-name="Standard">students enrolled in the section, if the section had at least 2 students.</text:p>
      <text:p text:style-name="P9">Ans:</text:p>
      <text:p text:style-name="P9"/>
      <text:p text:style-name="Standard">select course_id, semester, year, sec_id,avg(tot_cred)</text:p>
      <text:p text:style-name="Standard"><text:s text:c="2"/>from takes natural join student where year='2009'</text:p>
      <text:p text:style-name="Standard"><text:s text:c="2"/>group by course_id,semester,year,sec_id</text:p>
      <text:p text:style-name="Standard"><text:s text:c="2"/>having count(ID)&gt;=2;</text:p>
      <text:p text:style-name="Standard"/>
      <text:p text:style-name="P16">OUTPUT:</text:p>
      <text:p text:style-name="Standard"/>
      <text:p text:style-name="Standard">+-----------+----------+------+--------+---------------+</text:p>
      <text:p text:style-name="Standard">| course_id | semester | year | sec_id | avg(tot_cred) |</text:p>
      <text:p text:style-name="Standard">+-----------+----------+------+--------+---------------+</text:p>
      <text:p text:style-name="Standard">| CS-101 <text:s text:c="3"/>| Fall <text:s text:c="4"/>| 2009 | 1 <text:s text:c="5"/>| <text:s text:c="6"/>65.0000 |</text:p>
      <text:p text:style-name="Standard">| CS-190 <text:s text:c="3"/>| Spring <text:s text:c="2"/>| 2009 | 2 <text:s text:c="5"/>| <text:s text:c="6"/>43.0000 |</text:p>
      <text:p text:style-name="Standard">| CS-347 <text:s text:c="3"/>| Fall <text:s text:c="4"/>| 2009 | 1 <text:s text:c="5"/>| <text:s text:c="6"/>67.0000 |</text:p>
      <text:p text:style-name="Standard">+-----------+----------+------+--------+---------------+</text:p>
      <text:p text:style-name="Standard"/>
      <text:p text:style-name="Standard"/>
      <text:p text:style-name="Standard"/>
      <text:p text:style-name="Standard"/>
      <text:p text:style-name="Standard"><text:soft-page-break/>17. Find the total number of (distinct) students who have taken course sections taught by the</text:p>
      <text:p text:style-name="Standard">instructor with ID 110011.</text:p>
      <text:p text:style-name="P9">Ans:</text:p>
      <text:p text:style-name="Standard"/>
      <text:p text:style-name="Standard">select count(distinct ID) from takes</text:p>
      <text:p text:style-name="Standard"><text:s text:c="2"/>where (course_id,sec_id,semester,year) in (select course_id,sec_id,semester,year from teaches</text:p>
      <text:p text:style-name="Standard"><text:s text:c="2"/>where teaches.ID= '110011');</text:p>
      <text:p text:style-name="Standard"/>
      <text:p text:style-name="P16">OUTPUT:</text:p>
      <text:p text:style-name="Standard"/>
      <text:p text:style-name="Standard">+--------------------+</text:p>
      <text:p text:style-name="Standard">| count(distinct ID) |</text:p>
      <text:p text:style-name="Standard">+--------------------+</text:p>
      <text:p text:style-name="Standard">| <text:s text:c="17"/>0 |</text:p>
      <text:p text:style-name="Standard">+--------------------+</text:p>
      <text:p text:style-name="Standard"/>
      <text:p text:style-name="Standard">18. Find the maximum and minimum enrollment across all sections, considering only</text:p>
      <text:p text:style-name="Standard">sections that had some enrollment, don't worry about those that had no students taking</text:p>
      <text:p text:style-name="Standard">that section</text:p>
      <text:p text:style-name="P9">Ans:</text:p>
      <text:p text:style-name="P18"><text:line-break/>select max(enrollment), min(enrollment)</text:p>
      <text:p text:style-name="Standard">from(select count(ID) enrollment from takes group by course_id, sec_id, semester, year) as t;</text:p>
      <text:p text:style-name="Standard"/>
      <text:p text:style-name="P16">OUTPUT:</text:p>
      <text:p text:style-name="Standard"/>
      <text:p text:style-name="Standard">+-----------------+-----------------+</text:p>
      <text:p text:style-name="Standard">| max(enrollment) | min(enrollment) |</text:p>
      <text:p text:style-name="Standard">+-----------------+-----------------+</text:p>
      <text:p text:style-name="Standard">| <text:s text:c="14"/>6 | <text:s text:c="14"/>1 |</text:p>
      <text:p text:style-name="Standard">+-----------------+-----------------+</text:p>
      <text:p text:style-name="Standard"/>
      <text:p text:style-name="Standard"/>
      <text:p text:style-name="Standard">19. Find all sections that had the maximum enrollment (along with the enrollment), using a</text:p>
      <text:p text:style-name="Standard">subquery.</text:p>
      <text:p text:style-name="P9">Ans:</text:p>
      <text:p text:style-name="P9"/>
      <text:p text:style-name="Standard">select sec_id,semester,year,max(enrollment) as maximum</text:p>
      <text:p text:style-name="Standard">from(select sec_id,semester,year,count(distinct ID) as enrollment</text:p>
      <text:p text:style-name="Standard">from takes group by course_id,sec_id,semester,year) as y;</text:p>
      <text:p text:style-name="P19"/>
      <text:p text:style-name="P16">OUTPUT:</text:p>
      <text:p text:style-name="Standard"/>
      <text:p text:style-name="Standard">+--------+----------+------+---------+</text:p>
      <text:p text:style-name="Standard">| sec_id | semester | year | maximum |</text:p>
      <text:p text:style-name="Standard">+--------+----------+------+---------+</text:p>
      <text:p text:style-name="Standard">| 1 <text:s text:c="5"/>| Summer <text:s text:c="2"/>| 2009 | <text:s text:c="6"/>6 |</text:p>
      <text:p text:style-name="Standard">+--------+----------+------+---------+</text:p>
      <text:p text:style-name="Standard"/>
      <text:p text:style-name="Standard"><text:soft-page-break/></text:p>
      <text:p text:style-name="Standard"/>
      <text:p text:style-name="Standard"/>
      <text:p text:style-name="Standard">20. Find all courses whose identifier starts with the string "CS-1"</text:p>
      <text:p text:style-name="P9">Ans:</text:p>
      <text:p text:style-name="P9"/>
      <text:p text:style-name="Standard">select title,course_id from course where course_id like 'CS-1%';</text:p>
      <text:p text:style-name="Standard"/>
      <text:p text:style-name="P16">OUTPUT:</text:p>
      <text:p text:style-name="Standard"/>
      <text:p text:style-name="P15">+----------------------------+-----------+</text:p>
      <text:p text:style-name="P15">| title <text:s text:c="21"/>| course_id |</text:p>
      <text:p text:style-name="P15">+----------------------------+-----------+</text:p>
      <text:p text:style-name="P15">| Intro. to Computer Science | CS-101 <text:s text:c="3"/>|</text:p>
      <text:p text:style-name="P15">| Game Design <text:s text:c="15"/>| CS-190 <text:s text:c="3"/>|</text:p>
      <text:p text:style-name="P15">+----------------------------+-----------+</text:p>
      <text:p text:style-name="P15"/>
      <text:p text:style-name="Standard"/>
      <text:p text:style-name="Standard">21. Update the salary of each instructor to 2 times the number of course sections they have</text:p>
      <text:p text:style-name="Standard">taught.</text:p>
      <text:p text:style-name="P9">An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2. Display the IDs of all instructors who have never taught a courses.</text:p>
      <text:p text:style-name="P9">Ans:</text:p>
      <text:p text:style-name="P9"/>
      <text:p text:style-name="Standard">select instructor.ID from instructor where ID not in (select ID from teaches);</text:p>
      <text:p text:style-name="Standard"/>
      <text:p text:style-name="P16">OUTPUT:</text:p>
      <text:p text:style-name="Standard"/>
      <text:p text:style-name="Standard">+-------+</text:p>
      <text:p text:style-name="Standard">| ID <text:s text:c="3"/>|</text:p>
      <text:p text:style-name="Standard">+-------+</text:p>
      <text:p text:style-name="Standard">| 58583 |</text:p>
      <text:p text:style-name="Standard">| 33456 |</text:p>
      <text:p text:style-name="Standard">+-------+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3. Find the names of all instructors whose salary is greater than at least one instructor in the</text:p>
      <text:p text:style-name="Standard">Biology department.</text:p>
      <text:p text:style-name="P9">Ans:</text:p>
      <text:p text:style-name="P9"><text:soft-page-break/></text:p>
      <text:p text:style-name="Standard">select T1.dept_name,T1.name from instructor as T1, instructor as T2 where T1.salary &gt; T2.salary and T2.dept_name ='Biology';</text:p>
      <text:p text:style-name="Standard"/>
      <text:p text:style-name="P16">OUTPUT:</text:p>
      <text:p text:style-name="Standard"/>
      <text:p text:style-name="Standard">+------------+----------+</text:p>
      <text:p text:style-name="Standard">| dept_name <text:s/>| name <text:s text:c="4"/>|</text:p>
      <text:p text:style-name="Standard">+------------+----------+</text:p>
      <text:p text:style-name="Standard">| Finance <text:s text:c="3"/>| Wu <text:s text:c="6"/>|</text:p>
      <text:p text:style-name="Standard">| Physics <text:s text:c="3"/>| Einstein |</text:p>
      <text:p text:style-name="Standard">| Physics <text:s text:c="3"/>| Gold <text:s text:c="4"/>|</text:p>
      <text:p text:style-name="Standard">| Comp. Sci. | Katz <text:s text:c="4"/>|</text:p>
      <text:p text:style-name="Standard">| Comp. Sci. | Brandt <text:s text:c="2"/>|</text:p>
      <text:p text:style-name="Standard">| Elec. Eng. | Kim <text:s text:c="5"/>|</text:p>
      <text:p text:style-name="Standard">+------------+----------+</text:p>
      <text:p text:style-name="Standard"/>
      <text:p text:style-name="Standard"/>
      <text:p text:style-name="Standard"/>
      <text:p text:style-name="Standard">24. Find the departments that have the highest average salary.</text:p>
      <text:p text:style-name="P9">Ans:</text:p>
      <text:p text:style-name="P9"/>
      <text:p text:style-name="Standard">select d, avg_salary</text:p>
      <text:p text:style-name="Standard">from(select dept_name as d, avg(salary) as avg_salary</text:p>
      <text:p text:style-name="Standard">from instructor group by dept_name) as t</text:p>
      <text:p text:style-name="Standard">order by avg_salary desc limit 1;</text:p>
      <text:p text:style-name="Standard"/>
      <text:p text:style-name="P16">OUTPUT:</text:p>
      <text:p text:style-name="Standard">+---------+--------------+</text:p>
      <text:p text:style-name="Standard">| d <text:s text:c="6"/>| avg_salary <text:s text:c="2"/>|</text:p>
      <text:p text:style-name="Standard">+---------+--------------+</text:p>
      <text:p text:style-name="Standard">| Physics | 91000.000000 |</text:p>
      <text:p text:style-name="Standard">+---------+--------------+</text:p>
      <text:p text:style-name="Standard"/>
      <text:p text:style-name="P13">25. Find all students who have taken all courses offered in the Biology department.</text:p>
      <text:p text:style-name="P14">Ans:</text:p>
      <text:p text:style-name="P14"/>
      <text:p text:style-name="P14">select distinct name from student natural join takes where course_id =all (select course_id from course where dept_name="Biology");</text:p>
      <text:p text:style-name="P16">OUTPUT:</text:p>
      <text:p text:style-name="P14"/>
      <text:p text:style-name="P13">Empty set (0.01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2:56:29.890704398</meta:creation-date>
    <dc:date>2020-09-09T13:17:04.356565616</dc:date>
    <meta:editing-duration>PT21H47M43S</meta:editing-duration>
    <meta:editing-cycles>57</meta:editing-cycles>
    <meta:generator>LibreOffice/6.4.5.2$Linux_X86_64 LibreOffice_project/40$Build-2</meta:generator>
    <meta:document-statistic meta:table-count="1" meta:image-count="0" meta:object-count="0" meta:page-count="12" meta:paragraph-count="405" meta:word-count="1988" meta:character-count="13500" meta:non-whitespace-character-count="11111"/>
  </office:meta>
</office:document-meta>
</file>